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62000000B1EC599D5743FB8087.png" manifest:media-type="image/png"/>
  <manifest:file-entry manifest:full-path="Pictures/100002010000025800000076F547FAFADC966609.png" manifest:media-type="image/png"/>
  <manifest:file-entry manifest:full-path="Pictures/100002010000016B000002323AEF22AE8B6B0A7C.png" manifest:media-type="image/png"/>
  <manifest:file-entry manifest:full-path="Pictures/1000382F0000000000000000246468B18C3DD530.svg" manifest:media-type="image/svg+xml"/>
  <manifest:file-entry manifest:full-path="Pictures/10000201000003E8000000F8B4A835D08302F401.png" manifest:media-type="image/png"/>
  <manifest:file-entry manifest:full-path="Pictures/100967D200000000000000005EF2A92B3265D923.svg" manifest:media-type="image/svg+xml"/>
  <manifest:file-entry manifest:full-path="Pictures/1000020100000377000000E4622456FF2BBFACEA.png" manifest:media-type="image/png"/>
  <manifest:file-entry manifest:full-path="Pictures/1000020100000A3C000001D739B8E62713F35A0B.png" manifest:media-type="image/png"/>
  <manifest:file-entry manifest:full-path="Pictures/10000201000001D10000009838E17F164C3B8689.png" manifest:media-type="image/png"/>
  <manifest:file-entry manifest:full-path="Pictures/1000020100000426000001237044AA6F6F38CE7B.png" manifest:media-type="image/png"/>
  <manifest:file-entry manifest:full-path="Pictures/10000000000003E800000198423A83D0B1223B51.png" manifest:media-type="image/png"/>
  <manifest:file-entry manifest:full-path="Pictures/100000000000015E0000006D70F653A144D650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402a73" draw:gradient-step-count="64" draw:textarea-horizontal-align="justify" draw:textarea-vertical-align="middle" draw:auto-grow-height="false" fo:min-height="28.35cm" fo:min-width="97.5cm"/>
    </style:style>
    <style:style style:name="gr2" style:family="graphic" style:parent-style-name="standard">
      <style:graphic-properties draw:stroke="none" draw:fill-color="#832d90" draw:textarea-horizontal-align="justify" draw:textarea-vertical-align="middle" draw:auto-grow-height="false" fo:min-height="9.85cm" fo:min-width="97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3.197cm"/>
    </style:style>
    <style:style style:name="gr5" style:family="graphic" style:parent-style-name="standard">
      <style:graphic-properties draw:stroke="none" svg:stroke-color="#000000" draw:fill="none" draw:fill-color="#ffffff" fo:min-height="9.55cm"/>
    </style:style>
    <style:style style:name="gr6" style:family="graphic" style:parent-style-name="standard">
      <style:graphic-properties draw:stroke="none" svg:stroke-color="#000000" draw:fill="none" draw:fill-color="#ffffff" fo:min-height="3.46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12cm" svg:stroke-color="#322a6d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solid" draw:fill-color="#402a73" draw:gradient-step-count="64"/>
      <style:paragraph-properties fo:text-align="center"/>
    </style:style>
    <style:style style:name="P2" style:family="paragraph">
      <loext:graphic-properties draw:fill-color="#832d9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96pt" style:font-size-asian="96pt" style:font-size-complex="96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  <style:text-properties fo:color="#7b4397" fo:font-size="72pt" style:font-size-asian="72pt" style:font-size-complex="72pt"/>
    </style:style>
    <style:style style:name="P8" style:family="paragraph">
      <loext:graphic-properties draw:fill="none" draw:fill-color="#ffffff"/>
      <style:paragraph-properties fo:text-align="center"/>
      <style:text-properties fo:color="#7b4397" fo:font-size="72pt" style:font-size-asian="72pt" style:font-size-complex="72pt"/>
    </style:style>
    <style:style style:name="P9" style:family="paragraph">
      <loext:graphic-properties draw:fill="none"/>
      <style:paragraph-properties fo:text-align="center">
        <style:tab-stops/>
      </style:paragraph-properties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 Narrow" fo:font-size="196pt" fo:font-style="normal" fo:text-shadow="none" style:text-underline-style="none" fo:font-weight="bold" style:letter-kerning="true" style:font-name-asian="Droid Sans Fallback" style:font-size-asian="196pt" style:font-style-asian="normal" style:font-weight-asian="bold" style:font-name-complex="FreeSans" style:font-size-complex="1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Open Sans Condensed" fo:font-size="250pt" fo:font-style="normal" fo:text-shadow="none" style:text-underline-style="none" fo:font-weight="bold" style:letter-kerning="true" style:font-name-asian="Droid Sans Fallback" style:font-size-asian="250pt" style:font-style-asian="normal" style:font-weight-asian="bold" style:font-name-complex="FreeSans" style:font-size-complex="25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font-name="Open Sans Condensed" fo:font-size="250pt" fo:font-weight="bold" style:font-size-asian="250pt" style:font-weight-asian="bold" style:font-size-complex="250pt" style:font-weight-complex="bold"/>
    </style:style>
    <style:style style:name="T5" style:family="text">
      <style:text-properties fo:color="#ffffff" style:font-name="Open Sans Condensed" fo:font-size="96pt" style:font-size-asian="96pt" style:font-size-complex="96pt"/>
    </style:style>
    <style:style style:name="T6" style:family="text">
      <style:text-properties fo:font-variant="normal" fo:text-transform="none" fo:color="#322a6d" style:text-outline="false" style:text-line-through-style="none" style:text-line-through-type="none" style:font-name="Open Sans Condensed" fo:font-size="72pt" fo:font-style="normal" fo:text-shadow="none" style:text-underline-style="none" fo:font-weight="normal" style:letter-kerning="true" style:font-name-asian="Droid Sans Fallback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8cm" svg:height="28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8cm" svg:height="10.1cm" svg:x="1cm" svg:y="3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001cm" svg:height="0.001cm" svg:x="49.254cm" svg:y="91.794cm">
          <draw:image xlink:href="Pictures/100967D200000000000000005EF2A92B3265D923.svg" xlink:type="simple" xlink:show="embed" xlink:actuate="onLoad" loext:mime-type="image/svg+xml">
            <text:p/>
          </draw:image>
        </draw:frame>
        <draw:frame draw:style-name="gr3" draw:text-style-name="P3" draw:layer="layout" svg:width="0.001cm" svg:height="0.001cm" svg:x="52.297cm" svg:y="108.372cm">
          <draw:image xlink:href="Pictures/100967D200000000000000005EF2A92B3265D923.svg" xlink:type="simple" xlink:show="embed" xlink:actuate="onLoad" loext:mime-type="image/svg+xml">
            <text:p/>
          </draw:image>
        </draw:frame>
        <draw:frame draw:style-name="gr3" draw:text-style-name="P3" draw:layer="layout" svg:width="0.001cm" svg:height="0.001cm" svg:x="52.297cm" svg:y="108.372cm">
          <draw:image xlink:href="Pictures/1000382F0000000000000000246468B18C3DD530.svg" xlink:type="simple" xlink:show="embed" xlink:actuate="onLoad" loext:mime-type="image/svg+xml">
            <text:p/>
          </draw:image>
        </draw:frame>
        <draw:frame draw:style-name="gr3" draw:text-style-name="P3" draw:layer="layout" svg:width="0.001cm" svg:height="0.001cm" svg:x="50.006cm" svg:y="174.889cm">
          <draw:image xlink:href="Pictures/100967D200000000000000005EF2A92B3265D923.svg" xlink:type="simple" xlink:show="embed" xlink:actuate="onLoad" loext:mime-type="image/svg+xml">
            <text:p/>
          </draw:image>
        </draw:frame>
        <draw:frame draw:style-name="gr4" draw:text-style-name="P5" draw:layer="layout" svg:width="98cm" svg:height="16.042cm" svg:x="1cm" svg:y="5.8cm">
          <draw:text-box>
            <text:p><text:span text:style-name="T1"/></text:p>
            <text:p text:style-name="P4"><text:span text:style-name="T2"><text:s text:c="10"/></text:span><text:span text:style-name="T3">Pass the SALT </text:span><text:span text:style-name="T4">2019</text:span></text:p>
          </draw:text-box>
        </draw:frame>
        <draw:frame draw:style-name="gr3" draw:text-style-name="P3" draw:layer="layout" svg:width="37.741cm" svg:height="9.762cm" svg:x="10.559cm" svg:y="72.969cm">
          <draw:image xlink:href="Pictures/1000020100000377000000E4622456FF2BBFACEA.png" xlink:type="simple" xlink:show="embed" xlink:actuate="onLoad" loext:mime-type="image/png">
            <text:p/>
          </draw:image>
        </draw:frame>
        <draw:frame draw:style-name="gr3" draw:text-style-name="P3" draw:layer="layout" svg:width="26.943cm" svg:height="8.804cm" svg:x="10.957cm" svg:y="87.392cm">
          <draw:image xlink:href="Pictures/10000201000001D10000009838E17F164C3B8689.png" xlink:type="simple" xlink:show="embed" xlink:actuate="onLoad" loext:mime-type="image/png">
            <text:p/>
          </draw:image>
        </draw:frame>
        <draw:frame draw:style-name="gr3" draw:text-style-name="P3" draw:layer="layout" svg:width="28.495cm" svg:height="11.7cm" svg:x="58.505cm" svg:y="72cm">
          <draw:image xlink:href="Pictures/10000000000003E800000198423A83D0B1223B51.png" xlink:type="simple" xlink:show="embed" xlink:actuate="onLoad" loext:mime-type="image/png">
            <text:p/>
          </draw:image>
        </draw:frame>
        <draw:custom-shape draw:style-name="gr2" draw:text-style-name="P2" draw:layer="layout" svg:width="98cm" svg:height="10.1cm" svg:x="1cm" svg:y="117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8cm" svg:height="9.8cm" svg:x="1cm" svg:y="117cm">
          <draw:text-box>
            <text:p><text:span text:style-name="T1"/></text:p>
            <text:p text:style-name="P4"><text:span text:style-name="T5">HOSTING &amp; MEDIA</text:span></text:p>
          </draw:text-box>
        </draw:frame>
        <draw:frame draw:style-name="gr3" draw:text-style-name="P3" draw:layer="layout" svg:width="32.804cm" svg:height="10.2cm" svg:x="4.6cm" svg:y="135.25cm">
          <draw:image xlink:href="Pictures/100000000000015E0000006D70F653A144D65092.png" xlink:type="simple" xlink:show="embed" xlink:actuate="onLoad" loext:mime-type="image/png">
            <text:p/>
          </draw:image>
        </draw:frame>
        <draw:frame draw:style-name="gr6" draw:text-style-name="P7" draw:layer="layout" svg:width="98cm" svg:height="3.71cm" svg:x="1cm" svg:y="44.3cm">
          <draw:text-box>
            <text:p text:style-name="P6"><text:span text:style-name="T6">PLATINUM SPONSOR</text:span></text:p>
          </draw:text-box>
        </draw:frame>
        <draw:frame draw:style-name="gr5" draw:text-style-name="P5" draw:layer="layout" svg:width="98cm" svg:height="9.8cm" svg:x="1cm" svg:y="29.4cm">
          <draw:text-box>
            <text:p><text:span text:style-name="T1"/></text:p>
            <text:p text:style-name="P4"><text:span text:style-name="T5">SPONSORED BY</text:span></text:p>
          </draw:text-box>
        </draw:frame>
        <draw:frame draw:style-name="gr6" draw:text-style-name="P7" draw:layer="layout" svg:width="98cm" svg:height="3.71cm" svg:x="1cm" svg:y="65.19cm">
          <draw:text-box>
            <text:p text:style-name="P6"><text:span text:style-name="T6">GOLD SPONSORS</text:span></text:p>
          </draw:text-box>
        </draw:frame>
        <draw:frame draw:style-name="gr6" draw:text-style-name="P8" draw:layer="layout" svg:width="98cm" svg:height="3.71cm" svg:x="1.1cm" svg:y="98cm">
          <draw:text-box>
            <text:p text:style-name="P4"><text:span text:style-name="T6">SILVER SPONSOR</text:span></text:p>
          </draw:text-box>
        </draw:frame>
        <draw:frame draw:style-name="gr7" draw:text-style-name="P3" draw:layer="layout" svg:width="15.12cm" svg:height="23.412cm" svg:x="5.38cm" svg:y="3.9cm">
          <draw:image xlink:href="Pictures/100002010000016B000002323AEF22AE8B6B0A7C.png" xlink:type="simple" xlink:show="embed" xlink:actuate="onLoad" loext:mime-type="image/png">
            <text:p/>
          </draw:image>
        </draw:frame>
        <draw:frame draw:style-name="gr7" draw:text-style-name="P3" draw:layer="layout" svg:width="59.76cm" svg:height="10.742cm" svg:x="20.12cm" svg:y="52.019cm">
          <draw:image xlink:href="Pictures/1000020100000A3C000001D739B8E62713F35A0B.png" xlink:type="simple" xlink:show="embed" xlink:actuate="onLoad" loext:mime-type="image/png">
            <text:p/>
          </draw:image>
        </draw:frame>
        <draw:frame draw:style-name="gr7" draw:text-style-name="P3" draw:layer="layout" svg:width="37.535cm" svg:height="9.308cm" svg:x="49.3cm" svg:y="87.14cm">
          <draw:image xlink:href="Pictures/10000201000003E8000000F8B4A835D08302F401.png" xlink:type="simple" xlink:show="embed" xlink:actuate="onLoad" loext:mime-type="image/png">
            <text:p/>
          </draw:image>
        </draw:frame>
        <draw:frame draw:style-name="gr7" draw:text-style-name="P3" draw:layer="layout" svg:width="34.077cm" svg:height="6.7cm" svg:x="32.962cm" svg:y="105.6cm">
          <draw:image xlink:href="Pictures/100002010000025800000076F547FAFADC966609.png" xlink:type="simple" xlink:show="embed" xlink:actuate="onLoad" loext:mime-type="image/png">
            <text:p/>
          </draw:image>
        </draw:frame>
        <draw:frame draw:style-name="gr7" draw:text-style-name="P3" draw:layer="layout" svg:width="28.098cm" svg:height="7.698cm" svg:x="39.785cm" svg:y="136.501cm">
          <draw:image xlink:href="Pictures/1000020100000426000001237044AA6F6F38CE7B.png" xlink:type="simple" xlink:show="embed" xlink:actuate="onLoad" loext:mime-type="image/png">
            <text:p/>
          </draw:image>
        </draw:frame>
        <draw:frame draw:style-name="gr7" draw:text-style-name="P3" draw:layer="layout" svg:width="20.8cm" svg:height="10.399cm" svg:x="73.8cm" svg:y="135.151cm">
          <draw:image xlink:href="Pictures/1000020100000162000000B1EC599D5743FB8087.png" xlink:type="simple" xlink:show="embed" xlink:actuate="onLoad" loext:mime-type="image/png">
            <text:p/>
          </draw:image>
        </draw:frame>
        <draw:line draw:style-name="gr8" draw:text-style-name="P3" draw:layer="layout" svg:x1="20.1cm" svg:y1="46.155cm" svg:x2="37.6cm" svg:y2="46.155cm">
          <text:p/>
        </draw:line>
        <draw:line draw:style-name="gr8" draw:text-style-name="P3" draw:layer="layout" svg:x1="62.4cm" svg:y1="46.155cm" svg:x2="79.9cm" svg:y2="46.155cm">
          <text:p/>
        </draw:line>
        <draw:line draw:style-name="gr8" draw:text-style-name="P9" draw:layer="layout" svg:x1="20.1cm" svg:y1="67.045cm" svg:x2="37.5cm" svg:y2="67.045cm">
          <text:p/>
        </draw:line>
        <draw:line draw:style-name="gr8" draw:text-style-name="P9" draw:layer="layout" svg:x1="62.4cm" svg:y1="67.045cm" svg:x2="79.9cm" svg:y2="67.045cm">
          <text:p/>
        </draw:line>
        <draw:line draw:style-name="gr8" draw:text-style-name="P3" draw:layer="layout" svg:x1="20.1cm" svg:y1="99.855cm" svg:x2="37.5cm" svg:y2="99.855cm">
          <text:p/>
        </draw:line>
        <draw:line draw:style-name="gr8" draw:text-style-name="P3" draw:layer="layout" svg:x1="62.4cm" svg:y1="99.855cm" svg:x2="79.9cm" svg:y2="99.8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200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Brocas</meta:initial-creator>
    <meta:creation-date>2016-05-09T11:20:41.873667478</meta:creation-date>
    <dc:date>2019-05-10T19:50:21.881421090</dc:date>
    <meta:editing-duration>PT9H40M56S</meta:editing-duration>
    <meta:editing-cycles>107</meta:editing-cycles>
    <meta:generator>LibreOffice/6.1.5.2$Linux_X86_64 LibreOffice_project/10$Build-2</meta:generator>
    <dc:creator>Christophe Brocas</dc:creator>
    <meta:document-statistic meta:object-count="29"/>
  </office:meta>
</office:document-meta>
</file>